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Light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360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212121" draw:marker-start-width="0.358cm" draw:marker-end-width="0.358cm" draw:fill-color="#ffffff" draw:opacity="50%" draw:opacity-name="" draw:textarea-horizontal-align="justify" draw:textarea-vertical-align="middle" draw:auto-grow-height="false" fo:min-height="1.646cm" fo:min-width="1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212121" draw:marker-start-width="0.358cm" draw:marker-end-width="0.358cm" draw:fill="solid" draw:fill-color="#ffffff" draw:opacity="50%" draw:opacity-name="" draw:textarea-horizontal-align="justify" draw:textarea-vertical-align="middle" draw:auto-grow-height="false" fo:min-height="1.646cm" fo:min-width="1.396cm" fo:padding-top="0.177cm" fo:padding-bottom="0.177cm" fo:padding-left="0.302cm" fo:padding-right="0.302cm" loext:decorative="false"/>
    </style:style>
    <style:style style:name="pr1" style:family="presentation" style:parent-style-name="Padrão-title">
      <style:graphic-properties draw:textarea-vertical-align="middle" fo:min-height="5.081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12.001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6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7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8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9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10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1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4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6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7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8.481cm" loext:decorative="false"/>
      <style:paragraph-properties style:writing-mode="lr-tb"/>
    </style:style>
    <style:style style:name="pr19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20" style:family="presentation" style:parent-style-name="Padrão-subtitle" style:list-style-name="L3">
      <style:graphic-properties draw:fill-color="#ffffff" draw:textarea-vertical-align="top" fo:min-height="10.215cm" loext:decorative="false"/>
      <style:paragraph-properties style:writing-mode="lr-tb"/>
    </style:style>
    <style:style style:name="pr21" style:family="presentation" style:parent-style-name="Padrão-subtitle" style:list-style-name="L3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2" style:family="presentation" style:parent-style-name="Padrão-title">
      <style:graphic-properties draw:textarea-vertical-align="middle" fo:min-height="1.415cm" loext:decorative="false"/>
      <style:paragraph-properties style:writing-mode="lr-tb"/>
    </style:style>
    <style:style style:name="pr23" style:family="presentation" style:parent-style-name="Padrão-subtitle" style:list-style-name="L7">
      <style:graphic-properties draw:textarea-vertical-align="top" fo:min-height="7.233cm" loext:decorative="false"/>
      <style:paragraph-properties style:writing-mode="lr-tb"/>
    </style:style>
    <style:style style:name="pr24" style:family="presentation" style:parent-style-name="Padrão-subtitle" style:list-style-name="L8">
      <style:graphic-properties draw:textarea-vertical-align="top" fo:min-height="9.233cm" loext:decorative="false"/>
      <style:paragraph-properties style:writing-mode="lr-tb"/>
    </style:style>
    <style:style style:name="pr25" style:family="presentation" style:parent-style-name="Padrão-subtitle" style:list-style-name="L7">
      <style:graphic-properties draw:textarea-vertical-align="top" fo:min-height="6.901cm" loext:decorative="false"/>
      <style:paragraph-properties style:writing-mode="lr-tb"/>
    </style:style>
    <style:style style:name="pr26" style:family="presentation" style:parent-style-name="Padrão-subtitle" style:list-style-name="L7">
      <style:graphic-properties draw:textarea-vertical-align="top" fo:min-height="9.433cm" loext:decorative="false"/>
      <style:paragraph-properties style:writing-mode="lr-tb"/>
    </style:style>
    <style:style style:name="pr27" style:family="presentation" style:parent-style-name="Padrão-subtitle">
      <style:graphic-properties draw:textarea-vertical-align="top" fo:min-height="9.433cm" loext:decorative="false"/>
      <style:paragraph-properties style:writing-mode="lr-tb"/>
    </style:style>
    <style:style style:name="pr28" style:family="presentation" style:parent-style-name="Padrão-subtitle">
      <style:graphic-properties draw:textarea-vertical-align="top" fo:min-height="7.433cm" loext:decorative="false"/>
      <style:paragraph-properties style:writing-mode="lr-tb"/>
    </style:style>
    <style:style style:name="pr29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r30" style:family="presentation" style:parent-style-name="Padrão-subtitle">
      <style:graphic-properties draw:textarea-vertical-align="top" fo:min-height="12.101cm" loext:decorative="false"/>
      <style:paragraph-properties style:writing-mode="lr-tb"/>
    </style:style>
    <style:style style:name="pr31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 fo:font-weight="bold"/>
    </style:style>
    <style:style style:name="P5" style:family="paragraph">
      <style:paragraph-properties fo:line-height="1cm" fo:text-align="justify"/>
    </style:style>
    <style:style style:name="P6" style:family="paragraph">
      <style:paragraph-properties fo:margin-left="0cm" fo:margin-right="0cm" fo:line-height="1cm" fo:text-align="justify" fo:text-indent="0cm"/>
    </style:style>
    <style:style style:name="P7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9" style:family="paragraph">
      <loext:graphic-properties draw:fill-color="#ffffff"/>
    </style:style>
    <style:style style:name="P10" style:family="paragraph">
      <style:paragraph-properties fo:line-height="1cm" fo:text-align="justify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line-height="1cm" fo:text-align="justify" fo:text-indent="0cm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3" style:family="paragraph">
      <style:paragraph-properties fo:line-height="1.1cm" fo:text-align="justify"/>
      <style:text-properties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cm" fo:text-align="start"/>
      <style:text-properties fo:hyphenate="false" loext:hyphenation-no-caps="false" loext:hyphenation-no-last-word="false"/>
    </style:style>
    <style:style style:name="P16" style:family="paragraph">
      <style:paragraph-properties fo:line-height="1cm" fo:text-align="start"/>
    </style:style>
    <style:style style:name="P17" style:family="paragraph">
      <style:paragraph-properties fo:margin-left="0cm" fo:margin-right="0cm" fo:line-height="1cm" fo:text-align="start" fo:text-indent="0cm"/>
      <style:text-properties fo:hyphenate="false" loext:hyphenation-no-caps="false" loext:hyphenation-no-last-word="false"/>
    </style:style>
    <style:style style:name="P18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1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3" style:family="paragraph">
      <loext:graphic-properties draw:fill-color="#212121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27" style:family="paragraph">
      <style:paragraph-properties fo:line-height="150%" fo:text-align="justify"/>
      <style:text-properties fo:hyphenate="false" loext:hyphenation-no-caps="false" loext:hyphenation-no-last-word="false"/>
    </style:style>
    <style:style style:name="P28" style:family="paragraph">
      <style:paragraph-properties fo:line-height="150%" fo:text-align="justify"/>
    </style:style>
    <style:style style:name="P29" style:family="paragraph">
      <style:paragraph-properties fo:margin-left="0cm" fo:margin-right="0cm" fo:line-height="150%" fo:text-align="justify" fo:text-indent="0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line-height="150%" fo:text-align="justify" fo:text-indent="0cm"/>
    </style:style>
    <style:style style:name="P31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2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33" style:family="paragraph">
      <style:paragraph-properties fo:margin-left="0cm" fo:margin-right="0cm" fo:line-height="150%" fo:text-align="start" fo:text-indent="0cm"/>
    </style:style>
    <style:style style:name="P34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5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6" style:family="paragraph">
      <loext:graphic-properties draw:fill-color="#ffffff"/>
      <style:paragraph-properties fo:line-height="150%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7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38" style:family="paragraph">
      <style:paragraph-properties fo:text-align="start"/>
      <style:text-properties fo:color="#212121" loext:opacity="100%"/>
    </style:style>
    <style:style style:name="P39" style:family="paragraph">
      <style:paragraph-properties fo:text-align="start"/>
      <style:text-properties fo:color="#212121" loext:opacity="100%" style:font-name="Bahnschrift Condensed" fo:font-size="28pt" fo:font-weight="bold"/>
    </style:style>
    <style:style style:name="P40" style:family="paragraph">
      <loext:graphic-properties draw:fill-color="#ffffff" draw:opacity="50%"/>
      <style:paragraph-properties fo:text-align="center"/>
    </style:style>
    <style:style style:name="P41" style:family="paragraph">
      <style:paragraph-properties fo:text-align="center"/>
      <style:text-properties fo:color="#212121" loext:opacity="100%"/>
    </style:style>
    <style:style style:name="P42" style:family="paragraph">
      <style:paragraph-properties fo:text-align="center"/>
      <style:text-properties fo:color="#212121" loext:opacity="100%" style:font-name="Bahnschrift Condensed" fo:font-size="28pt" fo:font-weight="bold"/>
    </style:style>
    <style:style style:name="P43" style:family="paragraph">
      <style:text-properties fo:color="#bf360c" loext:opacity="100%"/>
    </style:style>
    <style:style style:name="P44" style:family="paragraph">
      <loext:graphic-properties draw:fill="solid" draw:fill-color="#ffffff" draw:opacity="50%"/>
      <style:paragraph-properties fo:text-align="center"/>
    </style:style>
    <style:style style:name="P45" style:family="paragraph">
      <style:paragraph-properties fo:text-align="start"/>
      <style:text-properties fo:color="#212121" loext:opacity="100%" fo:font-size="20pt"/>
    </style:style>
    <style:style style:name="P46" style:family="paragraph">
      <style:paragraph-properties fo:text-align="start"/>
      <style:text-properties fo:color="#212121" loext:opacity="100%" style:font-name="Bahnschrift Condensed" fo:font-size="20pt" fo:font-weight="bold"/>
    </style:style>
    <style:style style:name="P47" style:family="paragraph">
      <style:paragraph-properties fo:line-height="150%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48" style:family="paragraph">
      <style:paragraph-properties fo:line-height="150%" fo:text-align="justify"/>
      <style:text-properties style:font-name="Bahnschrift Light Condensed1" fo:font-size="20pt" fo:font-weight="normal"/>
    </style:style>
    <style:style style:name="P49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50" style:family="paragraph">
      <style:paragraph-properties fo:line-height="1cm" fo:text-align="justify"/>
      <style:text-properties style:font-name="Bahnschrift Light Condensed" fo:font-size="20pt"/>
    </style:style>
    <style:style style:name="P51" style:family="paragraph">
      <style:paragraph-properties fo:line-height="1.1cm" fo:text-align="justify"/>
      <style:text-properties style:font-name="Bahnschrift Light Condensed" fo:font-size="20pt"/>
    </style:style>
    <style:style style:name="P52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53" style:family="paragraph">
      <style:paragraph-properties fo:text-align="center"/>
      <style:text-properties fo:color="#212121" loext:opacity="100%" style:font-name="Candara" fo:font-size="32pt" fo:font-weight="bold"/>
    </style:style>
    <style:style style:name="P54" style:family="paragraph">
      <style:paragraph-properties fo:line-height="1.1cm" fo:text-align="start"/>
    </style:style>
    <style:style style:name="P55" style:family="paragraph">
      <style:paragraph-properties fo:line-height="1.1cm" fo:text-align="start"/>
      <style:text-properties style:font-name="Candara" fo:font-size="22pt"/>
    </style:style>
    <style:style style:name="P56" style:family="paragraph">
      <style:paragraph-properties fo:margin-left="0cm" fo:margin-right="0cm" fo:line-height="1.1cm" fo:text-align="start" fo:text-indent="0cm"/>
    </style:style>
    <style:style style:name="T1" style:family="text">
      <style:text-properties fo:color="#fafafa" loext:opacity="100%" style:font-name="Bahnschrift SemiCondensed" fo:font-size="72pt" fo:font-weight="bold"/>
    </style:style>
    <style:style style:name="T2" style:family="text">
      <style:text-properties fo:color="#bf360c" loext:opacity="100%" style:font-name="Bahnschrift Condensed" fo:font-size="28pt" fo:font-weight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 style:font-name="Bahnschrift Light Condensed" fo:font-size="20pt"/>
    </style:style>
    <style:style style:name="T5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6" style:family="text">
      <style:text-properties fo:color="#212121" loext:opacity="100%" style:font-name="Bahnschrift Light Condensed" fo:font-size="20pt" fo:font-style="normal" style:font-style-asian="normal" style:font-style-complex="normal"/>
    </style:style>
    <style:style style:name="T7" style:family="text">
      <style:text-properties fo:color="#212121" loext:opacity="100%" style:font-name="Bahnschrift Light Condensed" fo:font-size="20pt" fo:font-weight="normal" style:font-weight-asian="normal" style:font-weight-complex="normal"/>
    </style:style>
    <style:style style:name="T8" style:family="text">
      <style:text-properties fo:color="#212121" loext:opacity="100%" style:font-name="Bahnschrift Light Condensed" fo:font-size="20pt" fo:font-weight="bold" style:font-weight-asian="bold" style:font-weight-complex="bold"/>
    </style:style>
    <style:style style:name="T9" style:family="text">
      <style:text-properties fo:color="#fafafa" loext:opacity="100%" style:font-name="Bahnschrift Condensed" fo:font-size="72pt" fo:font-weight="bold"/>
    </style:style>
    <style:style style:name="T10" style:family="text">
      <style:text-properties fo:color="#212121" loext:opacity="100%" style:font-name="Bahnschrift SemiBold Condensed" fo:font-size="20pt" fo:font-weight="bold" style:font-weight-asian="bold" style:font-weight-complex="bold"/>
    </style:style>
    <style:style style:name="T11" style:family="text">
      <style:text-properties fo:color="#fafafa" loext:opacity="100%" style:font-name="Bahnschrift Condensed" fo:font-size="20pt" fo:font-weight="bold"/>
    </style:style>
    <style:style style:name="T12" style:family="text">
      <style:text-properties fo:color="#212121" loext:opacity="100%" style:font-name="Bahnschrift Light Condensed" fo:font-size="20pt" fo:font-style="normal" fo:font-weight="normal" style:font-style-asian="normal" style:font-weight-asian="bold" style:font-style-complex="normal" style:font-weight-complex="bold"/>
    </style:style>
    <style:style style:name="T13" style:family="text">
      <style:text-properties fo:color="#212121" loext:opacity="100%" style:font-name="Bahnschrift SemiBold Condensed" fo:font-size="20pt" fo:font-weight="normal" style:font-weight-asian="bold" style:font-weight-complex="bold"/>
    </style:style>
    <style:style style:name="T14" style:family="text">
      <style:text-properties fo:color="#212121" loext:opacity="100%" style:font-name="Bahnschrift Light Condensed" fo:font-size="20pt" fo:font-weight="normal"/>
    </style:style>
    <style:style style:name="T15" style:family="text">
      <style:text-properties fo:color="#212121" loext:opacity="100%" style:font-name="Bahnschrift SemiBold Condensed" fo:font-size="20pt" fo:font-weight="normal"/>
    </style:style>
    <style:style style:name="T16" style:family="text">
      <style:text-properties fo:color="#212121" loext:opacity="100%" style:font-name="Bahnschrift Light Condensed" fo:font-size="20pt" fo:font-style="normal" fo:font-weight="normal" style:font-style-asian="normal" style:font-style-complex="normal"/>
    </style:style>
    <style:style style:name="T17" style:family="text">
      <style:text-properties style:font-name="Bahnschrift SemiBold Condensed" fo:font-size="20pt" fo:font-weight="normal" style:font-weight-asian="bold" style:font-weight-complex="bold"/>
    </style:style>
    <style:style style:name="T18" style:family="text">
      <style:text-properties style:font-name="Bahnschrift Light Condensed" fo:font-size="20pt" fo:font-weight="normal"/>
    </style:style>
    <style:style style:name="T19" style:family="text">
      <style:text-properties fo:color="#212121" loext:opacity="100%" style:font-name="Bahnschrift SemiBold Condensed" fo:font-size="20pt" fo:font-weight="normal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fo:font-weight="normal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fo:font-weight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fo:font-weight="normal" style:font-size-asian="20pt" style:font-weight-asian="bold" style:font-size-complex="20pt" style:font-weight-complex="bold"/>
    </style:style>
    <style:style style:name="T23" style:family="text">
      <style:text-properties style:font-name="Bahnschrift Condensed" fo:font-size="28pt" fo:font-weight="bold"/>
    </style:style>
    <style:style style:name="T24" style:family="text">
      <style:text-properties style:text-position="33% 58%" style:font-name="Bahnschrift Condensed" fo:font-size="28pt" fo:font-weight="bold"/>
    </style:style>
    <style:style style:name="T25" style:family="text">
      <style:text-properties style:font-name="Bahnschrift Condensed" fo:font-weight="bold"/>
    </style:style>
    <style:style style:name="T26" style:family="text">
      <style:text-properties style:font-name="Bahnschrift SemiBold Condensed" fo:font-size="20pt" fo:font-weight="normal"/>
    </style:style>
    <style:style style:name="T27" style:family="text">
      <style:text-properties style:font-name="Bahnschrift SemiBold Condensed" style:font-weight-asian="bold" style:font-weight-complex="bold"/>
    </style:style>
    <style:style style:name="T28" style:family="text">
      <style:text-properties style:font-name="Bahnschrift SemiBold Condensed"/>
    </style:style>
    <style:style style:name="T29" style:family="text">
      <style:text-properties style:font-name="Bahnschrift SemiBold Condensed" fo:font-size="20pt"/>
    </style:style>
    <style:style style:name="T30" style:family="text">
      <style:text-properties style:font-name="Bahnschrift Light Condensed" fo:font-size="20pt"/>
    </style:style>
    <style:style style:name="T31" style:family="text">
      <style:text-properties fo:color="#212121" loext:opacity="100%" style:font-name="Candara" fo:font-size="32pt" fo:font-weight="bold"/>
    </style:style>
    <style:style style:name="T32" style:family="text">
      <style:text-properties style:font-name="Candara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presentation:style-name="pr3" draw:text-style-name="P4" draw:layer="layout" svg:width="25.199cm" svg:height="1.372cm" svg:x="1.4cm" svg:y="0.628cm" presentation:class="title" presentation:user-transformed="true">
          <draw:text-box>
            <text:p><text:span text:style-name="T2">Visão Computacional e o Futuro da Direção Autônoma</text:span></text:p>
          </draw:text-box>
        </draw:frame>
        <draw:frame presentation:style-name="pr4" draw:text-style-name="P7" draw:layer="layout" svg:width="25.199cm" svg:height="12.001cm" svg:x="1.401cm" svg:y="2.515cm" presentation:class="subtitle" presentation:user-transformed="true">
          <draw:text-box>
            <text:p text:style-name="P5"><text:span text:style-name="T3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5"><text:span text:style-name="T3"/></text:p>
            <text:p text:style-name="P5"><text:span text:style-name="T3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5"><text:span text:style-name="T3"/></text:p>
            <text:p text:style-name="P6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frame presentation:style-name="pr5" draw:text-style-name="P8" draw:layer="layout" svg:width="25.199cm" svg:height="9.913cm" svg:x="1.4cm" svg:y="3.685cm" presentation:class="subtitle" presentation:user-transformed="true">
          <draw:text-box>
            <text:p text:style-name="P5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Visão Computacional: Uma Defini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frame presentation:style-name="pr6" draw:text-style-name="P12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0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0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0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0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1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1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Visão Computacional: Aplicações na Indust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frame presentation:style-name="pr7" draw:text-style-name="P14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3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3"><text:span text:style-name="T4"/></text:p>
            <text:list text:continue-numbering="true" text:style-name="L3">
              <text:list-item>
                <text:p text:style-name="P13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OpenCV: Open Source Computer Vision Libr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frame presentation:style-name="pr8" draw:text-style-name="P18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5"><text:span text:style-name="T5">Principais funcionalidades:</text:span></text:p>
              </text:list-item>
            </text:list>
            <text:list text:style-name="L5">
              <text:list-item>
                <text:p text:style-name="P16"><text:span text:style-name="T4">Processamento de imagens e vídeos.</text:span></text:p>
              </text:list-item>
              <text:list-item>
                <text:p text:style-name="P16"><text:span text:style-name="T4">Reconhecimento facial, de objetos e de gestos.</text:span></text:p>
              </text:list-item>
              <text:list-item>
                <text:p text:style-name="P16"><text:span text:style-name="T4">Rastreamento de movimento.</text:span></text:p>
              </text:list-item>
              <text:list-item>
                <text:p text:style-name="P16"><text:span text:style-name="T4">Realidade aumentada.</text:span></text:p>
              </text:list-item>
              <text:list-item>
                <text:p text:style-name="P16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7"><text:span text:style-name="T5">Linguagens suportadas:</text:span><text:span text:style-name="T4"> C++, Python, Java e MATLAB</text:span></text:p>
              </text:list-item>
              <text:list-item>
                <text:p text:style-name="P17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9" draw:text-style-name="P20" draw:layer="layout" svg:width="25.199cm" svg:height="1.372cm" svg:x="1.403cm" svg:y="0.628cm" presentation:class="title" presentation:user-transformed="true">
          <draw:text-box>
            <text:p text:style-name="P19"><text:span text:style-name="T2">OpenCV: Open Source Computer Vision Libr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21" draw:layer="layout" svg:width="25.199cm" svg:height="5.081cm" svg:x="1.402cm" svg:y="5.336cm" presentation:class="title" presentation:user-transformed="true">
          <draw:text-box>
            <text:p text:style-name="P1"><text:span text:style-name="T9">Parte 2:</text:span><text:span text:style-name="T9"><text:line-break/></text:span><text:span text:style-name="T9">Mãos na Mass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office:forms form:automatic-focus="false" form:apply-design-mode="false"/>
        <draw:frame presentation:style-name="pr10" draw:text-style-name="P22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1"><text:span text:style-name="T5">Imagens e Array</text:span></text:p>
              </text:list-item>
            </text:list>
            <text:list text:style-name="L5">
              <text:list-item>
                <text:p text:style-name="P6"><text:span text:style-name="T4">Uma imagem digital é composta por pixels, que são os menores elementos de uma imagem.</text:span></text:p>
              </text:list-item>
              <text:list-item>
                <text:p text:style-name="P6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1"><text:span text:style-name="T10">Manipulação de dados</text:span></text:p>
              </text:list-item>
            </text:list>
            <text:list text:style-name="L5">
              <text:list-item>
                <text:p text:style-name="P6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6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Por que transformar uma imagem um um Array NumPy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text-style-name="P25" draw:layer="layout" svg:width="11cm" svg:height="1.643cm" svg:x="0.8cm" svg:y="13.865cm" presentation:class="title" presentation:user-transformed="true">
          <draw:text-box>
            <text:p text:style-name="P24"><text:span text:style-name="T1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2" draw:text-style-name="P26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11"><text:span text:style-name="T5">Processamento rápido</text:span></text:p>
              </text:list-item>
            </text:list>
            <text:list text:style-name="L5">
              <text:list-item>
                <text:p text:style-name="P6"><text:span text:style-name="T3">O </text:span><text:span text:style-name="T12">NumPy</text:span><text:span text:style-name="T3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10"><text:span text:style-name="T13">Facilidade de uso</text:span></text:p>
              </text:list-item>
            </text:list>
            <text:list text:style-name="L5">
              <text:list-item>
                <text:p text:style-name="P5"><text:span text:style-name="T1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11"><text:span text:style-name="T13">Visualização</text:span></text:p>
              </text:list-item>
            </text:list>
            <text:list text:style-name="L5">
              <text:list-item>
                <text:p text:style-name="P6"><text:span text:style-name="T14">Imagine a imagem como uma “tabela” onde cada célula contém o valor de um pixel.</text:span></text:p>
              </text:list-item>
              <text:list-item>
                <text:p text:style-name="P6"><text:span text:style-name="T14">A função </text:span><text:span text:style-name="T15">cv2.imread()</text:span><text:span text:style-name="T14"> transforma a imagem em uma “tabela” (array) que o </text:span><text:span text:style-name="T16">Python</text:span><text:span text:style-name="T14"> pode entender e manipular.</text:span></text:p>
              </text:list-item>
            </text:list>
          </draw:text-box>
        </draw:frame>
        <draw:frame presentation:style-name="pr3" draw:text-style-name="P4" draw:layer="layout" svg:width="25.199cm" svg:height="1.372cm" svg:x="1.404cm" svg:y="0.628cm" presentation:class="title" presentation:user-transformed="true">
          <draw:text-box>
            <text:p><text:span text:style-name="T2">Por que transformar uma imagem um um Array NumPy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office:forms form:automatic-focus="false" form:apply-design-mode="false"/>
        <draw:frame presentation:style-name="pr13" draw:text-style-name="P31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27"><text:span text:style-name="T5">Simplificação</text:span></text:p>
              </text:list-item>
            </text:list>
            <text:list text:style-name="L5">
              <text:list-item>
                <text:p text:style-name="P28"><text:span text:style-name="T4">Imagens coloridas possuem três canais (vermelho, verde, azul - RGB), cada um com valores que variam de 0 a 255.</text:span></text:p>
              </text:list-item>
              <text:list-item>
                <text:p text:style-name="P28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29"><text:span text:style-name="T5">Foco nos detalhes</text:span></text:p>
              </text:list-item>
            </text:list>
            <text:list text:style-name="L5">
              <text:list-item>
                <text:p text:style-name="P30"><text:span text:style-name="T4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3" draw:text-style-name="P4" draw:layer="layout" svg:width="25.199cm" svg:height="1.372cm" svg:x="1.405cm" svg:y="0.628cm" presentation:class="title" presentation:user-transformed="true">
          <draw:text-box>
            <text:p><text:span text:style-name="T2">Por que converter para escala de cinz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/>
        <draw:frame presentation:style-name="pr14" draw:text-style-name="P34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2"><text:span text:style-name="T5">Pré-processamento Comum</text:span></text:p>
              </text:list-header>
            </text:list>
            <text:list text:style-name="L5">
              <text:list-item>
                <text:p text:style-name="P33"><text:span text:style-name="T4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3" draw:text-style-name="P4" draw:layer="layout" svg:width="25.199cm" svg:height="1.372cm" svg:x="1.405cm" svg:y="0.628cm" presentation:class="title" presentation:user-transformed="true">
          <draw:text-box>
            <text:p><text:span text:style-name="T2">Por que converter para escala de cinz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presentation:style-name="pr15" draw:text-style-name="P35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3">Origem do termo</text:span></text:p>
              </text:list-item>
            </text:list>
            <text:list text:style-name="L5">
              <text:list-item>
                <text:p text:style-name="P28"><text:span text:style-name="T14">O termo “Gaussiano” vem do nome de </text:span><text:span text:style-name="T13">Carl Friedrich Gauss</text:span><text:span text:style-name="T14"> (1777-1855), um dos matemáticos mais influentes da história.</text:span></text:p>
              </text:list-item>
              <text:list-item>
                <text:p text:style-name="P28"><text:span text:style-name="T1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29"><text:span text:style-name="T13">Distribuição Gaussiana</text:span></text:p>
              </text:list-item>
            </text:list>
            <text:list text:style-name="L5">
              <text:list-item>
                <text:p text:style-name="P30"><text:span text:style-name="T14">Também conhecida como </text:span><text:span text:style-name="T15">Distribuição Normal</text:span><text:span text:style-name="T14">, a função Gaussiana descreve uma curva em forma de sino que é fundamental em estatística e probabilidade.</text:span></text:p>
              </text:list-item>
              <text:list-item>
                <text:p text:style-name="P30"><text:span text:style-name="T14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3" draw:text-style-name="P4" draw:layer="layout" svg:width="25.199cm" svg:height="1.372cm" svg:x="1.406cm" svg:y="0.628cm" presentation:class="title" presentation:user-transformed="true">
          <draw:text-box>
            <text:p><text:span text:style-name="T2">O que significa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presentation:style-name="pr16" draw:text-style-name="P35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3">Aplicação na Visão Computacional</text:span></text:p>
              </text:list-item>
            </text:list>
            <text:list text:style-name="L5">
              <text:list-item>
                <text:p text:style-name="P30"><text:span text:style-name="T14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3" draw:text-style-name="P4" draw:layer="layout" svg:width="25.199cm" svg:height="1.372cm" svg:x="1.406cm" svg:y="0.628cm" presentation:class="title" presentation:user-transformed="true">
          <draw:text-box>
            <text:p><text:span text:style-name="T2">O que significa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presentation:style-name="pr17" draw:text-style-name="P31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27"><text:span text:style-name="T5">O que é o Filtro Gaussiano?</text:span></text:p>
              </text:list-item>
            </text:list>
            <text:list text:style-name="L5">
              <text:list-item>
                <text:p text:style-name="P28"><text:span text:style-name="T4">O filtro Gaussiano é uma técnica de suavização utilizada para reduzir o ruído e os detalhes finos em uma imagem.</text:span></text:p>
              </text:list-item>
              <text:list-item>
                <text:p text:style-name="P28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29"><text:span text:style-name="T5">Por que Suavizar?</text:span></text:p>
              </text:list-item>
            </text:list>
            <text:list text:style-name="L5">
              <text:list-item>
                <text:p text:style-name="P30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0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3" draw:text-style-name="P4" draw:layer="layout" svg:width="25.199cm" svg:height="1.372cm" svg:x="1.407cm" svg:y="0.628cm" presentation:class="title" presentation:user-transformed="true">
          <draw:text-box>
            <text:p><text:span text:style-name="T2">Suavização da imagem com filtro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presentation:style-name="pr18" draw:text-style-name="P36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27"><text:span text:style-name="T17">Kernel Gaussiano</text:span></text:p>
              </text:list-item>
            </text:list>
            <text:list text:style-name="L5">
              <text:list-item>
                <text:p text:style-name="P28"><text:span text:style-name="T18">O filtro aplica um “kernel” Gaussiano (uma pequena matriz de valores) a cada pixel da imagem.</text:span></text:p>
              </text:list-item>
              <text:list-item>
                <text:p text:style-name="P28"><text:span text:style-name="T18">O kernel é uma matriz (neste caso, 5x5) que define como a média ponderada é calculada.</text:span></text:p>
              </text:list-item>
            </text:list>
            <text:list text:style-name="L3">
              <text:list-item>
                <text:p text:style-name="P29"><text:span text:style-name="T17">Parâmetros do Filtro</text:span></text:p>
              </text:list-item>
            </text:list>
            <text:list text:style-name="L5">
              <text:list-item>
                <text:p text:style-name="P30"><text:span text:style-name="T18">O kernel 5x5 define a área ao redor de cada pixel que será considerada na suavização.</text:span></text:p>
              </text:list-item>
              <text:list-item>
                <text:p text:style-name="P30"><text:span text:style-name="T18">O desvio padrão controla o grau de suavização. Um desvio padrão maior resulta em uma imagem mais suave.</text:span></text:p>
              </text:list-item>
            </text:list>
          </draw:text-box>
        </draw:frame>
        <draw:frame presentation:style-name="pr3" draw:text-style-name="P4" draw:layer="layout" svg:width="25.199cm" svg:height="1.372cm" svg:x="1.408cm" svg:y="0.628cm" presentation:class="title" presentation:user-transformed="true">
          <draw:text-box>
            <text:p><text:span text:style-name="T2">Como filtro “Gaussiano” funcion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office:forms form:automatic-focus="false" form:apply-design-mode="false"/>
        <draw:frame presentation:style-name="pr19" draw:text-style-name="P35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27"><text:span text:style-name="T13">O que é o Detector de Canny</text:span></text:p>
              </text:list-item>
            </text:list>
            <text:list text:style-name="L5">
              <text:list-item>
                <text:p text:style-name="P28"><text:span text:style-name="T14">O detector de Canny é um algoritmo popular para detecção de bordas em imagens, desenvolvido por </text:span><text:span text:style-name="T13">John F. Canny</text:span><text:span text:style-name="T14"> em 1986.</text:span></text:p>
              </text:list-item>
              <text:list-item>
                <text:p text:style-name="P28"><text:span text:style-name="T14">Ele identifica áreas onde há uma mudança abrupta na intensidade dos pixels, que geralmente correspondem às bordas dos objetos.</text:span>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4.py</text:span></text:p>
          </draw:text-box>
        </draw:frame>
        <draw:frame presentation:style-name="pr3" draw:text-style-name="P4" draw:layer="layout" svg:width="25.199cm" svg:height="1.372cm" svg:x="1.409cm" svg:y="0.628cm" presentation:class="title" presentation:user-transformed="true">
          <draw:text-box>
            <text:p><text:span text:style-name="T2">Detector de bordas de Can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office:forms form:automatic-focus="false" form:apply-design-mode="false"/>
        <draw:frame presentation:style-name="pr20" draw:text-style-name="P37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9">Passo 1</text:span></text:p>
              </text:list-item>
            </text:list>
            <text:list text:style-name="L5">
              <text:list-item>
                <text:p text:style-name="P28"><text:span text:style-name="T20">Suavização da imagem (já fizemos com o filtro </text:span><text:span text:style-name="T21">Gaussiano</text:span><text:span text:style-name="T20">) para reduzir o ruído.</text:span></text:p>
              </text:list-item>
            </text:list>
            <text:list text:style-name="L4">
              <text:list-item>
                <text:p text:style-name="P27"><text:span text:style-name="T19">Passo 2</text:span></text:p>
              </text:list-item>
            </text:list>
            <text:list text:style-name="L5">
              <text:list-item>
                <text:p text:style-name="P28"><text:span text:style-name="T20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29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5">
              <text:list-item>
                <text:p text:style-name="P30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30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6">
              <text:list-item>
                <text:p text:style-name="P29"><text:span text:style-name="T19">Passo 4</text:span></text:p>
              </text:list-item>
            </text:list>
            <text:list text:style-name="L5">
              <text:list-item>
                <text:p text:style-name="P30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4.py</text:span></text:p>
          </draw:text-box>
        </draw:frame>
        <draw:frame presentation:style-name="pr3" draw:text-style-name="P4" draw:layer="layout" svg:width="25.199cm" svg:height="1.372cm" svg:x="1.41cm" svg:y="0.628cm" presentation:class="title" presentation:user-transformed="true">
          <draw:text-box>
            <text:p><text:span text:style-name="T2">Detector de bordas de Canny: Como Funcio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office:forms form:automatic-focus="false" form:apply-design-mode="false"/>
        <draw:frame presentation:style-name="pr21" draw:text-style-name="P35" draw:layer="layout" svg:width="24.001cm" svg:height="7.315cm" svg:x="2cm" svg:y="3.685cm" presentation:class="subtitle" presentation:user-transformed="true">
          <draw:text-box>
            <text:list text:style-name="L3">
              <text:list-item>
                <text:p text:style-name="P27"><text:span text:style-name="T13">Objetivo</text:span></text:p>
              </text:list-item>
            </text:list>
            <text:list text:style-name="L5">
              <text:list-item>
                <text:p text:style-name="P28"><text:span text:style-name="T7">Isolar a área da imagem onde as linhas da pista são mais prováveis de estar.</text:span></text:p>
              </text:list-item>
            </text:list>
            <text:p text:style-name="P28"><text:span text:style-name="T7"/></text:p>
            <text:list text:style-name="L3">
              <text:list-item>
                <text:p text:style-name="P27"><text:span text:style-name="T13">Como funciona</text:span></text:p>
              </text:list-item>
            </text:list>
            <text:list text:style-name="L5">
              <text:list-item>
                <text:p text:style-name="P28"><text:span text:style-name="T13">Definição do Polígono</text:span><text:span text:style-name="T15">:</text:span><text:span text:style-name="T14"> Cria um triângulo que cobre a área relevante (geralmente a estrada à frente).</text:span></text:p>
              </text:list-item>
              <text:list-item>
                <text:p text:style-name="P28"><text:span text:style-name="T13">Máscara</text:span><text:span text:style-name="T15">:</text:span><text:span text:style-name="T14"> Aplica uma máscara para que apenas essa área seja processada na detecção de bordas.</text:span></text:p>
              </text:list-item>
            </text:list>
          </draw:text-box>
        </draw:frame>
        <draw:frame presentation:style-name="pr3" draw:text-style-name="P4" draw:layer="layout" svg:width="25.199cm" svg:height="1.372cm" svg:x="1.411cm" svg:y="0.628cm" presentation:class="title" presentation:user-transformed="true">
          <draw:text-box>
            <text:p><text:span text:style-name="T2">Focando na área importante: A Região de Interesse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5.py e linhas_06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office:forms form:automatic-focus="false" form:apply-design-mode="false"/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Os Números Binários: Um Exemplo</text:span></text:p>
          </draw:text-box>
        </draw:frame>
        <draw:g draw:style-name="gr3">
          <draw:frame presentation:style-name="pr3" draw:text-style-name="P39" draw:layer="layout" svg:width="2.199cm" svg:height="1.372cm" svg:x="22.964cm" svg:y="6.1cm" presentation:class="title" presentation:user-transformed="true">
            <draw:text-box>
              <text:p text:style-name="P38"><text:span text:style-name="T23">= 23</text:span></text:p>
            </draw:text-box>
          </draw:frame>
          <draw:custom-shape draw:style-name="gr4" draw:text-style-name="P40" draw:layer="layout" svg:width="2cm" svg:height="2cm" svg:x="20.513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21.013cm" svg:y="4.314cm" presentation:class="title" presentation:user-transformed="true">
            <draw:text-box>
              <text:p text:style-name="P41"><text:span text:style-name="T23">2</text:span><text:span text:style-name="T24">0</text:span></text:p>
            </draw:text-box>
          </draw:frame>
          <draw:frame presentation:style-name="pr3" draw:text-style-name="P42" draw:layer="layout" svg:width="0.691cm" svg:height="1.372cm" svg:x="21.168cm" svg:y="8.064cm" presentation:class="title" presentation:user-transformed="true">
            <draw:text-box>
              <text:p text:style-name="P41"><text:span text:style-name="T23">1</text:span></text:p>
            </draw:text-box>
          </draw:frame>
          <draw:frame presentation:style-name="pr3" draw:text-style-name="P20" draw:layer="layout" svg:width="0.999cm" svg:height="1.372cm" svg:x="21.014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7.985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18.485cm" svg:y="4.314cm" presentation:class="title" presentation:user-transformed="true">
            <draw:text-box>
              <text:p text:style-name="P41"><text:span text:style-name="T23">2</text:span><text:span text:style-name="T24">1</text:span></text:p>
            </draw:text-box>
          </draw:frame>
          <draw:frame presentation:style-name="pr3" draw:text-style-name="P42" draw:layer="layout" svg:width="1.007cm" svg:height="1.372cm" svg:x="18.482cm" svg:y="8.064cm" presentation:class="title" presentation:user-transformed="true">
            <draw:text-box>
              <text:p text:style-name="P41"><text:span text:style-name="T23">2</text:span></text:p>
            </draw:text-box>
          </draw:frame>
          <draw:frame presentation:style-name="pr3" draw:text-style-name="P20" draw:layer="layout" svg:width="1.198cm" svg:height="1.372cm" svg:x="18.386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5.456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5cm" svg:height="1.372cm" svg:x="15.706cm" svg:y="4.314cm" presentation:class="title" presentation:user-transformed="true">
            <draw:text-box>
              <text:p text:style-name="P41"><text:span text:style-name="T23">2</text:span><text:span text:style-name="T24">2</text:span></text:p>
            </draw:text-box>
          </draw:frame>
          <draw:frame presentation:style-name="pr3" draw:text-style-name="P42" draw:layer="layout" svg:width="2.199cm" svg:height="1.372cm" svg:x="15.357cm" svg:y="8.064cm" presentation:class="title" presentation:user-transformed="true">
            <draw:text-box>
              <text:p text:style-name="P41"><text:span text:style-name="T23">4</text:span></text:p>
            </draw:text-box>
          </draw:frame>
          <draw:frame presentation:style-name="pr3" draw:text-style-name="P20" draw:layer="layout" svg:width="1cm" svg:height="1.372cm" svg:x="15.956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2.928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199cm" svg:height="1.372cm" svg:x="13.329cm" svg:y="4.314cm" presentation:class="title" presentation:user-transformed="true">
            <draw:text-box>
              <text:p text:style-name="P41"><text:span text:style-name="T23">2</text:span><text:span text:style-name="T24">3</text:span></text:p>
            </draw:text-box>
          </draw:frame>
          <draw:frame presentation:style-name="pr3" draw:text-style-name="P42" draw:layer="layout" svg:width="1.194cm" svg:height="1.372cm" svg:x="13.331cm" svg:y="8.064cm" presentation:class="title" presentation:user-transformed="true">
            <draw:text-box>
              <text:p text:style-name="P41"><text:span text:style-name="T23">8</text:span></text:p>
            </draw:text-box>
          </draw:frame>
          <draw:frame presentation:style-name="pr3" draw:text-style-name="P20" draw:layer="layout" svg:width="1.196cm" svg:height="1.372cm" svg:x="13.33cm" svg:y="6.1cm" presentation:class="title" presentation:user-transformed="true">
            <draw:text-box>
              <text:p text:style-name="P43"><text:span text:style-name="T23">0</text:span></text:p>
            </draw:text-box>
          </draw:frame>
          <draw:custom-shape draw:style-name="gr4" draw:text-style-name="P40" draw:layer="layout" svg:width="2cm" svg:height="2cm" svg:x="10.399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299cm" svg:height="1.372cm" svg:x="10.75cm" svg:y="4.314cm" presentation:class="title" presentation:user-transformed="true">
            <draw:text-box>
              <text:p text:style-name="P41"><text:span text:style-name="T23">2</text:span><text:span text:style-name="T24">4</text:span></text:p>
            </draw:text-box>
          </draw:frame>
          <draw:frame presentation:style-name="pr3" draw:text-style-name="P42" draw:layer="layout" svg:width="1.195cm" svg:height="1.372cm" svg:x="10.802cm" svg:y="8.064cm" presentation:class="title" presentation:user-transformed="true">
            <draw:text-box>
              <text:p text:style-name="P41"><text:span text:style-name="T23">16</text:span></text:p>
            </draw:text-box>
          </draw:frame>
          <draw:frame presentation:style-name="pr3" draw:text-style-name="P42" draw:layer="layout" svg:width="1.195cm" svg:height="1.372cm" svg:x="10.802cm" svg:y="6.1cm" presentation:class="title" presentation:user-transformed="true">
            <draw:text-box>
              <text:p><text:span text:style-name="T2">1</text:span></text:p>
            </draw:text-box>
          </draw:frame>
          <draw:custom-shape draw:style-name="gr4" draw:text-style-name="P40" draw:layer="layout" svg:width="2cm" svg:height="2cm" svg:x="7.871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8.371cm" svg:y="4.314cm" presentation:class="title" presentation:user-transformed="true">
            <draw:text-box>
              <text:p text:style-name="P41"><text:span text:style-name="T23">2</text:span><text:span text:style-name="T24">5</text:span></text:p>
            </draw:text-box>
          </draw:frame>
          <draw:frame presentation:style-name="pr3" draw:text-style-name="P42" draw:layer="layout" svg:width="1.196cm" svg:height="1.372cm" svg:x="8.273cm" svg:y="8.064cm" presentation:class="title" presentation:user-transformed="true">
            <draw:text-box>
              <text:p text:style-name="P41"><text:span text:style-name="T23">32</text:span></text:p>
            </draw:text-box>
          </draw:frame>
          <draw:frame presentation:style-name="pr3" draw:text-style-name="P42" draw:layer="layout" svg:width="1.194cm" svg:height="1.372cm" svg:x="8.274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custom-shape draw:style-name="gr4" draw:text-style-name="P40" draw:layer="layout" svg:width="2cm" svg:height="2cm" svg:x="5.342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5cm" svg:height="1.372cm" svg:x="5.592cm" svg:y="4.314cm" presentation:class="title" presentation:user-transformed="true">
            <draw:text-box>
              <text:p text:style-name="P41"><text:span text:style-name="T23">2</text:span><text:span text:style-name="T24">6</text:span></text:p>
            </draw:text-box>
          </draw:frame>
          <draw:frame presentation:style-name="pr3" draw:text-style-name="P42" draw:layer="layout" svg:width="1.197cm" svg:height="1.372cm" svg:x="5.744cm" svg:y="8.064cm" presentation:class="title" presentation:user-transformed="true">
            <draw:text-box>
              <text:p text:style-name="P41"><text:span text:style-name="T23">64</text:span></text:p>
            </draw:text-box>
          </draw:frame>
          <draw:frame presentation:style-name="pr3" draw:text-style-name="P42" draw:layer="layout" svg:width="1.193cm" svg:height="1.372cm" svg:x="5.746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custom-shape draw:style-name="gr5" draw:text-style-name="P44" draw:layer="layout" svg:width="2cm" svg:height="2cm" svg:x="2.814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699cm" svg:height="1.372cm" svg:x="2.965cm" svg:y="4.314cm" presentation:class="title" presentation:user-transformed="true">
            <draw:text-box>
              <text:p text:style-name="P41"><text:span text:style-name="T23">2</text:span><text:span text:style-name="T24">7</text:span></text:p>
            </draw:text-box>
          </draw:frame>
          <draw:frame presentation:style-name="pr3" draw:text-style-name="P42" draw:layer="layout" svg:width="1.698cm" svg:height="1.372cm" svg:x="2.965cm" svg:y="8.064cm" presentation:class="title" presentation:user-transformed="true">
            <draw:text-box>
              <text:p text:style-name="P41"><text:span text:style-name="T23">128</text:span></text:p>
            </draw:text-box>
          </draw:frame>
          <draw:frame presentation:style-name="pr3" draw:text-style-name="P42" draw:layer="layout" svg:width="1.192cm" svg:height="1.372cm" svg:x="3.218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frame presentation:style-name="pr3" draw:text-style-name="P46" draw:layer="layout" svg:width="2.199cm" svg:height="1.372cm" svg:x="22.988cm" svg:y="8.064cm" presentation:class="title" presentation:user-transformed="true">
            <draw:text-box>
              <text:p text:style-name="P45"><text:span text:style-name="T25">(=255)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office:forms form:automatic-focus="false" form:apply-design-mode="false"/>
        <draw:frame presentation:style-name="pr23" draw:text-style-name="P47" draw:layer="layout" svg:width="25.199cm" svg:height="7.421cm" svg:x="1.401cm" svg:y="2.967cm">
          <draw:text-box>
            <text:list text:style-name="L7">
              <text:list-item>
                <text:p text:style-name="P27"><text:span text:style-name="T18">O método </text:span><text:span text:style-name="T26">cv2.bitwise_and</text:span><text:span text:style-name="T18"> é usado para combinar duas imagens (ou uma imagem e uma máscara) de modo que apenas os pixels onde ambas as imagens têm valores “1” (ou seja, pixels não pretos) permaneçam visíveis na imagem resultante. Neste caso, estamos usando </text:span><text:span text:style-name="T26">cv2.bitwise_and</text:span><text:span text:style-name="T18"> para:</text:span></text:p>
              </text:list-item>
            </text:list>
            <text:list text:style-name="L1">
              <text:list-header>
                <text:p text:style-name="P28"><text:span text:style-name="T18"/></text:p>
              </text:list-header>
            </text:list>
            <text:list text:style-name="L8">
              <text:list-item>
                <text:p text:style-name="P28"><text:span text:style-name="T17">Aplicar a Máscara à Imagem</text:span><text:span text:style-name="T26">:</text:span><text:span text:style-name="T18"> A máscara criada anteriormente define uma região de interesse na forma de um triângulo, que cobre a área da estrada onde as faixas são esperadas. Todos os pixels fora dessa região de interesse são definidos como pretos na máscara.</text:span></text:p>
              </text:list-item>
            </text:list>
          </draw:text-box>
        </draw:frame>
        <draw:frame presentation:style-name="pr3" draw:text-style-name="P4" draw:layer="layout" svg:width="25.199cm" svg:height="1.372cm" svg:x="1.412cm" svg:y="0.628cm" presentation:class="title" presentation:user-transformed="true">
          <draw:text-box>
            <text:p><text:span text:style-name="T2">cv2.bitwise_and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office:forms form:automatic-focus="false" form:apply-design-mode="false"/>
        <draw:frame presentation:style-name="pr24" draw:text-style-name="P48" draw:layer="layout" svg:width="24.051cm" svg:height="9.233cm" svg:x="1.975cm" svg:y="3.267cm">
          <draw:text-box>
            <text:list text:style-name="L8">
              <text:list-item>
                <text:p text:style-name="P48"><text:span text:style-name="T27">Focar na Região de Interesse</text:span><text:span text:style-name="T28">:</text:span> Ao aplicar <text:span text:style-name="T28">cv2.bitwise_and(image, mask)</text:span>, estamos essencialmente “cortando” a imagem original para que apenas a parte dentro do triângulo (a região de interesse) permaneça visível. Isso é importante para que possamos focar o processamento apenas na área relevante da imagem, ignorando o fundo ou outras áreas irrelevantes.</text:p>
              </text:list-item>
            </text:list>
            <text:p text:style-name="P48"/>
            <text:p text:style-name="P48">Essa operação ajuda a reduzir a quantidade de dados processados e torna a detecção de faixas mais eficiente, evitando falsas detecções em áreas da imagem que não são relevantes para o objetivo de identificar as faixas da estrada.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cv2.bitwise_a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office:forms form:automatic-focus="false" form:apply-design-mode="false"/>
        <draw:frame presentation:style-name="pr25" draw:text-style-name="P49" draw:layer="layout" svg:width="23.551cm" svg:height="7.101cm" svg:x="2.225cm" svg:y="3.599cm">
          <draw:text-box>
            <text:list text:style-name="L7">
              <text:list-item>
                <text:p text:style-name="P49"><text:span text:style-name="T29">Espaço Cartesiano (x, y):</text:span></text:p>
              </text:list-item>
            </text:list>
            <text:list text:style-name="L8">
              <text:list-item>
                <text:p text:style-name="P50"><text:span text:style-name="T30">Quando desenhamos uma linha em um gráfico comum, estamos trabalhando no espaço cartesiano, que usamos no dia a dia para representar pontos e linhas.</text:span></text:p>
              </text:list-item>
              <text:list-item>
                <text:p text:style-name="P50"><text:span text:style-name="T30">Neste espaço, uma linha é representada pela fórmula: </text:span><text:span text:style-name="T29">y = mx + b</text:span><text:span text:style-name="T30"> (onde m é a inclinação e b é o ponto onde a linha cruza o eixo y).</text:span></text:p>
              </text:list-item>
              <text:list-item>
                <text:p text:style-name="P50"><text:span text:style-name="T30">Assim, a linha é definida pelos valores dos eixos x (horizontal) e y (vertical).</text:span></text:p>
              </text:list-item>
            </text:list>
            <text:p text:style-name="P51"><text:span text:style-name="T30"/></text:p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Como as Linhas São Representada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office:forms form:automatic-focus="false" form:apply-design-mode="false"/>
        <draw:frame presentation:style-name="pr26" draw:text-style-name="P49" draw:layer="layout" svg:width="21.275cm" svg:height="9.433cm" svg:x="3.363cm" svg:y="2.999cm">
          <draw:text-box>
            <text:list text:style-name="L7">
              <text:list-item>
                <text:p text:style-name="P49"><text:span text:style-name="T29">Espaço de Hough:</text:span></text:p>
              </text:list-item>
            </text:list>
            <text:list text:style-name="L9">
              <text:list-item>
                <text:p text:style-name="P49"><text:span text:style-name="T30">Já no espaço de Hough, a forma como as linhas são representadas é diferente. Em vez de trabalhar com x e y, usamos ângulos e distâncias.</text:span></text:p>
              </text:list-item>
              <text:list-item>
                <text:p text:style-name="P49"><text:span text:style-name="T30">No espaço de Hough, cada linha é representada por dois valores:</text:span></text:p>
              </text:list-item>
              <text:list-item>
                <text:p text:style-name="P49"><text:span text:style-name="T29">θ (theta):</text:span><text:span text:style-name="T30"> o ângulo da linha.</text:span></text:p>
              </text:list-item>
              <text:list-item>
                <text:p text:style-name="P49"><text:span text:style-name="T29">ρ (rho):</text:span><text:span text:style-name="T30"> a distância da linha até a origem (ponto 0,0).</text:span></text:p>
              </text:list-item>
              <text:list-item>
                <text:p text:style-name="P49"><text:span text:style-name="T30">Isso permite que o algoritmo identifique todas as possíveis linhas em uma imagem, mesmo que estejam inclinadas ou não sejam perfeitamente retas.</text:span></text:p>
              </text:list-item>
            </text:list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Como as Linhas São Representada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office:forms form:automatic-focus="false" form:apply-design-mode="false"/>
        <draw:frame presentation:style-name="pr27" draw:text-style-name="P51" draw:layer="layout" svg:width="23.551cm" svg:height="9.901cm" svg:x="2.225cm" svg:y="2.399cm">
          <draw:text-box>
            <text:p text:style-name="P51">Após aplicar a máscara de região de interesse usando <text:span text:style-name="T28">cv2.bitwise_and</text:span>, o próximo passo no processo é detectar as linhas que representam as faixas da estrada. Para isso, utilizamos a <text:span text:style-name="T28">Transformada de Hough</text:span>, uma técnica matemática que permite identificar linhas retas em uma imagem, mesmo que essas linhas estejam parcialmente ocultas ou sejam interrompidas.</text:p>
            <text:p text:style-name="P51"/>
            <text:p text:style-name="P51">Especificamente, utilizamos a <text:span text:style-name="T28">Transformada de Hough Probabilística</text:span> (<text:span text:style-name="T28">cv2.HoughLinesP</text:span>), que é uma versão otimizada desse algoritmo. Essa técnica trabalha com segmentos de linha em vez de linhas infinitas, o que a torna mais adequada para cenários do mundo real, como a detecção de faixas em uma estrada.</text:p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office:forms form:automatic-focus="false" form:apply-design-mode="false"/>
        <draw:frame presentation:style-name="pr27" draw:text-style-name="P50" draw:layer="layout" svg:width="25.199cm" svg:height="9.433cm" svg:x="1.401cm" svg:y="3.067cm">
          <draw:text-box>
            <text:p text:style-name="P50">No código, configuramos alguns parâmetros importantes:</text:p>
            <text:p text:style-name="P50"/>
            <text:list text:style-name="L1">
              <text:list-item>
                <text:p text:style-name="P50"><text:span text:style-name="T28">Resolução do Acumulador (2 pixels):</text:span> Esse valor define a precisão da detecção em termos de distância entre pontos na imagem. Quanto menor o valor, maior a precisão.</text:p>
              </text:list-item>
              <text:list-item>
                <text:p text:style-name="P50"><text:span text:style-name="T28">Resolução Angular (1 grau):</text:span> Define a precisão angular para a detecção das linhas. Aqui, estamos usando uma resolução de 1 grau.</text:p>
              </text:list-item>
              <text:list-item>
                <text:p text:style-name="P50"><text:span text:style-name="T28">Threshold (100):</text:span> Esse parâmetro define o número mínimo de interseções no acumulador necessárias para reconhecer uma linha. Um valor maior significa que apenas as linhas mais evidentes serão detectadas.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office:forms form:automatic-focus="false" form:apply-design-mode="false"/>
        <draw:frame presentation:style-name="pr28" draw:text-style-name="P50" draw:layer="layout" svg:width="25.199cm" svg:height="7.433cm" svg:x="1.449cm" svg:y="3.067cm">
          <draw:text-box>
            <text:p text:style-name="P50">No código, configuramos alguns parâmetros importantes:</text:p>
            <text:p text:style-name="P50"/>
            <text:list text:style-name="L1">
              <text:list-item>
                <text:p text:style-name="P52"><text:span text:style-name="T28">Comprimento Mínimo da Linha (40 pixels):</text:span> Linhas mais curtas que esse valor serão ignoradas, garantindo que apenas segmentos significativos sejam considerados.</text:p>
              </text:list-item>
              <text:list-item>
                <text:p text:style-name="P52"><text:span text:style-name="T28">Máximo Gap entre Linhas (5 pixels):</text:span> Define a distância máxima permitida entre segmentos de linha para que eles sejam unidos como uma única linha contínua.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draw:frame presentation:style-name="pr3" draw:text-style-name="P4" draw:layer="layout" svg:width="25.199cm" svg:height="1.372cm" svg:x="1.404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Exibindo as Linhas Detectadas na Imagem</text:span></text:p>
          </draw:text-box>
        </draw:frame>
        <draw:frame presentation:style-name="pr30" draw:text-style-name="P55" draw:layer="layout" svg:width="25.199cm" svg:height="12.101cm" svg:x="1.449cm" svg:y="3.067cm">
          <draw:text-box>
            <text:p text:style-name="P54"><text:span text:style-name="T32">Após detectar as linhas usando a Transformada de Hough, o próximo passo é desenhá-las sobre a imagem original para que possamos visualizar as faixas da estrada. Para isso, criamos uma nova imagem preta, com o mesmo tamanho da imagem original, onde as linhas detectadas são desenhadas.</text:span></text:p>
            <text:p text:style-name="P54"><text:span text:style-name="T32"/></text:p>
            <text:p text:style-name="P54"><text:span text:style-name="T32">Utilizamos a função cv2.line para desenhar cada linha na cor azul, o que ajuda a destacar essas linhas sobre o fundo preto. Uma vez que todas as linhas são desenhadas, combinamos essa imagem de linhas com a imagem original da estrada usando a função cv2.addWeighted. Esta função nos permite sobrepor as duas imagens, aplicando um peso de 80% à imagem original e 100% às linhas detectada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Exibindo as Linhas Detectadas na Imagem</text:span></text:p>
          </draw:text-box>
        </draw:frame>
        <draw:frame presentation:style-name="pr31" draw:text-style-name="P55" draw:layer="layout" svg:width="25.199cm" svg:height="10.459cm" svg:x="1.449cm" svg:y="3.067cm">
          <draw:text-box>
            <text:p text:style-name="P56"><text:span text:style-name="T32">O resultado é uma imagem onde as faixas da estrada estão claramente destacadas, sobrepostas à visualização real da estrada.</text:span></text:p>
            <text:p text:style-name="P56"><text:span text:style-name="T32"/></text:p>
            <text:p text:style-name="P56"><text:span text:style-name="T32">Esse processo de combinação nos dá uma visão clara de onde as faixas estão localizadas, facilitando a interpretação e o uso dessas informações em aplicações práticas, como sistemas de assistência ao motorista ou veículos autônom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Introdução às Linhas de Faixa e Cálculo de Médias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Na última versão do código, avançamos na identificação precisa das faixas da estrada ao introduzir um método para calcular linhas médias representativas para o lado esquerdo e direito da pista. Começamos pela função average_slope_intercept, que analisa as linhas detectadas por meio da Transformada de Hough. Ao calcular a inclinação (slope) e a interceptação (intercept) de cada linha, conseguimos distinguir entre as linhas à esquerda e à direita da pista. As inclinações negativas indicam linhas à esquerda, enquanto as positivas correspondem às linhas à direit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Introdução às Linhas de Faixa e Cálculo de Médias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Transformando Parâmetros em Coordenadas Visuais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Transformando Parâmetros em Coordenadas Visuais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Combinação e Exibição das Linhas na Imagem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6"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>
        <office:forms form:automatic-focus="false" form:apply-design-mode="false"/>
        <draw:frame presentation:style-name="pr29" draw:text-style-name="P53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Combinação e Exibição das Linhas na Imagem</text:span></text:p>
          </draw:text-box>
        </draw:frame>
        <draw:frame presentation:style-name="pr31" draw:text-style-name="P55" draw:layer="layout" svg:width="25.199cm" svg:height="10.459cm" svg:x="1.449cm" svg:y="3.567cm">
          <draw:text-box>
            <text:p text:style-name="P56"><text:span text:style-name="T32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6"><text:span text:style-name="T32"/></text:p>
            <text:p text:style-name="P56"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Light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8T14:44:40.289000000</dc:date>
    <meta:editing-duration>P3DT4H53M59S</meta:editing-duration>
    <meta:editing-cycles>59</meta:editing-cycles>
    <meta:generator>LibreOffice/7.6.3.2$Windows_X86_64 LibreOffice_project/29d686fea9f6705b262d369fede658f824154cc0</meta:generator>
    <meta:document-statistic meta:object-count="227"/>
  </office:meta>
</office:document-meta>
</file>